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9604in"/>
    </style:style>
    <style:style style:name="TableColumn3" style:family="table-column">
      <style:table-column-properties style:column-width="1.9604in"/>
    </style:style>
    <style:style style:name="TableColumn4" style:family="table-column">
      <style:table-column-properties style:column-width="1.9611in"/>
    </style:style>
    <style:style style:name="TableColumn5" style:family="table-column">
      <style:table-column-properties style:column-width="1.9611in"/>
    </style:style>
    <style:style style:name="TableColumn6" style:family="table-column">
      <style:table-column-properties style:column-width="1.9611in"/>
    </style:style>
    <style:style style:name="Table1" style:family="table" style:master-page-name="MP0">
      <style:table-properties style:width="9.8041in" fo:margin-left="0in" table:align="left"/>
    </style:style>
    <style:style style:name="TableRow7" style:family="table-row">
      <style:table-row-properties style:min-row-height="1.2104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</style:style>
    <style:style style:name="T10" style:parent-style-name="Standardskriftforavsnitt" style:family="text">
      <style:text-properties style:font-name="Garamond" fo:font-size="12pt" style:font-size-asian="12pt" style:font-size-complex="14pt"/>
    </style:style>
    <style:style style:name="P11" style:parent-style-name="Normal" style:family="paragraph">
      <style:paragraph-properties fo:text-align="center"/>
      <style:text-properties style:font-name="Garamond" fo:font-size="14pt" style:font-size-asian="14pt" fo:language="nb" fo:country="NO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14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15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18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19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22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23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26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27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Row28" style:family="table-row">
      <style:table-row-properties style:min-row-height="1.2104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31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32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33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34" style:family="table-cell">
      <style:table-cell-properties fo:border="0.0069in solid #000000" fo:background-color="#C9C9C9" style:writing-mode="lr-tb" fo:padding-top="0in" fo:padding-left="0.075in" fo:padding-bottom="0in" fo:padding-right="0.075in"/>
    </style:style>
    <style:style style:name="P35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P38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4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2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Row43" style:family="table-row">
      <style:table-row-properties style:min-row-height="1.1791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46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47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48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eavsnitt" style:list-style-name="LFO5" style:family="paragraph">
      <style:paragraph-properties fo:margin-bottom="0in" fo:line-height="100%" fo:margin-left="0.25in">
        <style:tab-stops/>
      </style:paragraph-properties>
      <style:text-properties style:font-name="Garamond" fo:font-size="12pt" style:font-size-asian="12pt" style:font-size-complex="14pt"/>
    </style:style>
    <style:style style:name="P51" style:parent-style-name="Listeavsnitt" style:list-style-name="LFO5" style:family="paragraph">
      <style:paragraph-properties fo:margin-bottom="0in" fo:line-height="100%" fo:margin-left="0.25in">
        <style:tab-stops/>
      </style:paragraph-properties>
      <style:text-properties style:font-name="Garamond" fo:font-size="12pt" style:font-size-asian="12pt" style:font-size-complex="14pt"/>
    </style:style>
    <style:style style:name="P52" style:parent-style-name="Listeavsnitt" style:list-style-name="LFO5" style:family="paragraph">
      <style:paragraph-properties fo:margin-bottom="0in" fo:line-height="100%" fo:margin-left="0.25in">
        <style:tab-stops/>
      </style:paragraph-properties>
      <style:text-properties style:font-name="Garamond" fo:font-size="12pt" style:font-size-asian="12pt" style:font-size-complex="14pt"/>
    </style:style>
    <style:style style:name="P53" style:parent-style-name="Listeavsnitt" style:list-style-name="LFO5" style:family="paragraph">
      <style:paragraph-properties fo:margin-bottom="0in" fo:line-height="100%" fo:margin-left="0.25in">
        <style:tab-stops/>
      </style:paragraph-properties>
      <style:text-properties style:font-name="Garamond" fo:font-size="12pt" style:font-size-asian="12pt" style:font-size-complex="14pt"/>
    </style:style>
    <style:style style:name="TableCell54" style:family="table-cell">
      <style:table-cell-properties fo:border="0.0069in solid #000000" fo:background-color="#C9C9C9" style:writing-mode="lr-tb" fo:padding-top="0in" fo:padding-left="0.075in" fo:padding-bottom="0in" fo:padding-right="0.075in"/>
    </style:style>
    <style:style style:name="P55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9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Row60" style:family="table-row">
      <style:table-row-properties style:min-row-height="1.2104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63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64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65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70" style:family="table-cell">
      <style:table-cell-properties fo:border="0.0069in solid #000000" fo:background-color="#C9C9C9" style:writing-mode="lr-tb" fo:padding-top="0in" fo:padding-left="0.075in" fo:padding-bottom="0in" fo:padding-right="0.075in"/>
    </style:style>
    <style:style style:name="P71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P74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P75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Row76" style:family="table-row">
      <style:table-row-properties style:min-row-height="1.1791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79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80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P81" style:parent-style-name="Normal" style:family="paragraph">
      <style:paragraph-properties fo:text-align="center" fo:margin-bottom="0in" fo:line-height="100%"/>
      <style:text-properties style:font-name="Garamond" fo:font-weight="bold" style:font-weight-asian="bold" fo:font-size="12pt" style:font-size-asian="12pt" style:font-size-complex="14pt"/>
    </style:style>
    <style:style style:name="TableCell8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3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8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5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P88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P89" style:parent-style-name="Listeavsnitt" style:list-style-name="LFO4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name="TableCell90" style:family="table-cell">
      <style:table-cell-properties fo:border="0.0069in solid #000000" fo:background-color="#C9C9C9" style:writing-mode="lr-tb" fo:padding-top="0in" fo:padding-left="0.075in" fo:padding-bottom="0in" fo:padding-right="0.075in"/>
    </style:style>
    <style:style style:name="P91" style:parent-style-name="Listeavsnitt" style:family="paragraph">
      <style:paragraph-properties fo:margin-bottom="0in" fo:line-height="100%"/>
      <style:text-properties style:font-name="Garamond" fo:font-size="12pt" style:font-size-asian="12pt" style:font-size-complex="14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custom-shape svg:x="0.05116in" svg:y="0.04861in" svg:width="1.65278in" svg:height="0.97639in" draw:z-index="251659264" draw:id="id0" draw:style-name="a0" draw:name="Snakkeboble: oval 1" text:anchor-type="paragraph"><svg:title/><svg:desc/><text:p text:style-name="P11">TO/FROM</text:p><draw:enhanced-geometry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6300 24300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span></text:p>
          </table:table-cell>
          <table:table-cell table:style-name="TableCell12">
            <text:p text:style-name="P13"/>
            <text:p text:style-name="P14"/>
            <text:p text:style-name="P15">FSM</text:p>
          </table:table-cell>
          <table:table-cell table:style-name="TableCell16">
            <text:p text:style-name="P17"/>
            <text:p text:style-name="P18"/>
            <text:p text:style-name="P19">elevator</text:p>
          </table:table-cell>
          <table:table-cell table:style-name="TableCell20">
            <text:p text:style-name="P21"/>
            <text:p text:style-name="P22"/>
            <text:p text:style-name="P23">order_queue</text:p>
          </table:table-cell>
          <table:table-cell table:style-name="TableCell24">
            <text:p text:style-name="P25"/>
            <text:p text:style-name="P26"/>
            <text:p text:style-name="P27">network</text:p>
          </table:table-cell>
        </table:table-row>
        <table:table-row table:style-name="TableRow28">
          <table:table-cell table:style-name="TableCell29">
            <text:p text:style-name="P30"/>
            <text:p text:style-name="P31"/>
            <text:p text:style-name="P32"/>
            <text:p text:style-name="P33">FSM</text:p>
          </table:table-cell>
          <table:table-cell table:style-name="TableCell34">
            <text:p text:style-name="P35"/>
          </table:table-cell>
          <table:table-cell table:style-name="TableCell36">
            <text:list text:style-name="LFO4" text:continue-numbering="true">
              <text:list-item>
                <text:p text:style-name="P37">Open doors</text:p>
              </text:list-item>
              <text:list-item>
                <text:p text:style-name="P38">Order served</text:p>
              </text:list-item>
            </text:list>
          </table:table-cell>
          <table:table-cell table:style-name="TableCell39">
            <text:list text:style-name="LFO4" text:continue-numbering="true">
              <text:list-item>
                <text:p text:style-name="P40">Do I have order at Floor in Direction?</text:p>
              </text:list-item>
            </text:list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  <text:p text:style-name="P46"/>
            <text:p text:style-name="P47"/>
            <text:p text:style-name="P48">elevator</text:p>
          </table:table-cell>
          <table:table-cell table:style-name="TableCell49">
            <text:list text:style-name="LFO5" text:continue-numbering="true">
              <text:list-item>
                <text:p text:style-name="P50">Order at Floor in Direction</text:p>
              </text:list-item>
              <text:list-item>
                <text:p text:style-name="P51">Open doors</text:p>
              </text:list-item>
              <text:list-item>
                <text:p text:style-name="P52">Close doors</text:p>
              </text:list-item>
              <text:list-item>
                <text:p text:style-name="P53">Arrived at Floor</text:p>
              </text:list-item>
            </text:list>
          </table:table-cell>
          <table:table-cell table:style-name="TableCell54">
            <text:p text:style-name="P55"/>
          </table:table-cell>
          <table:table-cell table:style-name="TableCell56">
            <text:list text:style-name="LFO4" text:continue-numbering="true">
              <text:list-item>
                <text:p text:style-name="P57">Order is added at Floor in Direction</text:p>
              </text:list-item>
            </text:list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/>
            <text:p text:style-name="P64"/>
            <text:p text:style-name="P65">order_queue</text:p>
          </table:table-cell>
          <table:table-cell table:style-name="TableCell66">
            <text:list text:style-name="LFO4" text:continue-numbering="true">
              <text:list-item>
                <text:p text:style-name="P67">Yes you have order at Floor in Direction</text:p>
              </text:list-item>
            </text:list>
          </table:table-cell>
          <table:table-cell table:style-name="TableCell68">
            <text:list text:style-name="LFO4" text:continue-numbering="true">
              <text:list-item>
                <text:p text:style-name="P69">Add order at Floor in Direction</text:p>
              </text:list-item>
            </text:list>
          </table:table-cell>
          <table:table-cell table:style-name="TableCell70">
            <text:p text:style-name="P71"/>
          </table:table-cell>
          <table:table-cell table:style-name="TableCell72">
            <text:list text:style-name="LFO4" text:continue-numbering="true">
              <text:list-item>
                <text:p text:style-name="P73">Broadcast order at Floor in Direction</text:p>
              </text:list-item>
              <text:list-item>
                <text:p text:style-name="P74">Broadcast served at Floor in Direction</text:p>
              </text:list-item>
              <text:list-item>
                <text:p text:style-name="P75">Send Queue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/>
            <text:p text:style-name="P79"/>
            <text:p text:style-name="P80"/>
            <text:p text:style-name="P81">network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list text:style-name="LFO4" text:continue-numbering="true">
              <text:list-item>
                <text:p text:style-name="P87">Add order at Floor in Direction</text:p>
              </text:list-item>
              <text:list-item>
                <text:p text:style-name="P88">Add served at Floor in Direction</text:p>
              </text:list-item>
              <text:list-item>
                <text:p text:style-name="P89">Merge incoming<text:s/>Queue</text:p>
              </text:list-item>
            </text:list>
          </table:table-cell>
          <table:table-cell table:style-name="TableCell90">
            <text:p text:style-name="P9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ida Marie Viset</meta:initial-creator>
    <dc:creator>Frida Marie Viset</dc:creator>
    <meta:creation-date>2018-02-03T14:32:00Z</meta:creation-date>
    <dc:date>2018-02-03T14:44:00Z</dc:date>
    <meta:template xlink:href="Normal" xlink:type="simple"/>
    <meta:editing-cycles>1</meta:editing-cycles>
    <meta:editing-duration>PT720S</meta:editing-duration>
    <meta:document-statistic meta:page-count="1" meta:paragraph-count="1" meta:word-count="77" meta:character-count="516" meta:row-count="3" meta:non-whitespace-character-count="440"/>
  </office:meta>
</office:document-meta>
</file>